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-Normal, Helvetica, Corbel, Helmet, 'Free Sans', 'Droid Sans', sans-serif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091b4" officeooo:paragraph-rsid="001091b4"/>
    </style:style>
    <style:style style:name="P2" style:family="paragraph" style:parent-style-name="Standard">
      <style:text-properties officeooo:rsid="0014eba2" officeooo:paragraph-rsid="00087919"/>
    </style:style>
    <style:style style:name="P3" style:family="paragraph" style:parent-style-name="Heading">
      <style:paragraph-properties fo:text-align="center" style:justify-single-word="false"/>
      <style:text-properties officeooo:paragraph-rsid="00087919"/>
    </style:style>
    <style:style style:name="P4" style:family="paragraph" style:parent-style-name="Text_20_body">
      <style:text-properties style:font-name="Liberation Serif" fo:font-size="14pt" fo:font-weight="normal" officeooo:paragraph-rsid="00087919" style:font-size-asian="14pt" style:font-weight-asian="normal" style:font-size-complex="14pt" style:font-weight-complex="normal"/>
    </style:style>
    <style:style style:name="P5" style:family="paragraph" style:parent-style-name="Text_20_body">
      <style:text-properties officeooo:paragraph-rsid="00087919"/>
    </style:style>
    <style:style style:name="P6" style:family="paragraph" style:parent-style-name="Text_20_body">
      <style:text-properties officeooo:rsid="00246dfe" officeooo:paragraph-rsid="00246dfe"/>
    </style:style>
    <style:style style:name="P7" style:family="paragraph" style:parent-style-name="Text_20_body">
      <style:paragraph-properties fo:line-height="115%"/>
      <style:text-properties officeooo:rsid="00246dfe" officeooo:paragraph-rsid="0071915d"/>
    </style:style>
    <style:style style:name="P8" style:family="paragraph" style:parent-style-name="Text_20_body">
      <style:text-properties officeooo:rsid="00246dfe" officeooo:paragraph-rsid="0071915d"/>
    </style:style>
    <style:style style:name="P9" style:family="paragraph" style:parent-style-name="Text_20_body">
      <style:text-properties officeooo:paragraph-rsid="006cd61a"/>
    </style:style>
    <style:style style:name="P10" style:family="paragraph" style:parent-style-name="Text_20_body">
      <style:paragraph-properties fo:line-height="115%"/>
      <style:text-properties officeooo:rsid="001c1a77" officeooo:paragraph-rsid="001c1a77"/>
    </style:style>
    <style:style style:name="P11" style:family="paragraph" style:parent-style-name="Text_20_body">
      <style:paragraph-properties fo:line-height="115%"/>
      <style:text-properties officeooo:rsid="001c1a77" officeooo:paragraph-rsid="00227cf7"/>
    </style:style>
    <style:style style:name="P12" style:family="paragraph" style:parent-style-name="Text_20_body">
      <style:paragraph-properties fo:padding="0.049cm" fo:border="0.06pt solid #0000ff" style:shadow="none"/>
      <style:text-properties style:font-name="Liberation Serif" fo:font-size="14pt" fo:font-weight="normal" officeooo:paragraph-rsid="00087919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break-before="page"/>
      <style:text-properties officeooo:rsid="00246dfe" officeooo:paragraph-rsid="0071915d"/>
    </style:style>
    <style:style style:name="P14" style:family="paragraph" style:parent-style-name="Text_20_body">
      <style:paragraph-properties fo:line-height="115%" fo:break-before="page"/>
      <style:text-properties officeooo:rsid="001c1a77" officeooo:paragraph-rsid="001c1a77"/>
    </style:style>
    <style:style style:name="P15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eba2" officeooo:paragraph-rsid="00087919"/>
    </style:style>
    <style:style style:name="P16" style:family="paragraph" style:parent-style-name="Text_20_body" style:list-style-name="L1">
      <style:text-properties officeooo:paragraph-rsid="00087919"/>
    </style:style>
    <style:style style:name="P17" style:family="paragraph" style:parent-style-name="Text_20_body" style:list-style-name="L1">
      <style:text-properties fo:font-variant="normal" fo:text-transform="none" fo:color="#5565af" style:font-name="Liberation Sans" fo:font-size="16pt" fo:letter-spacing="normal" fo:font-style="normal" fo:font-weight="bold" officeooo:rsid="00a9b104" officeooo:paragraph-rsid="00087919" fo:background-color="transparent" style:font-name-asian="Noto Sans CJK SC Regular" style:font-size-asian="16pt" style:font-weight-asian="bold" style:font-name-complex="Lohit Devanagari" style:font-size-complex="16pt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rsid="001c0d8d" officeooo:paragraph-rsid="001c0d8d"/>
    </style:style>
    <style:style style:name="P20" style:family="paragraph" style:parent-style-name="Text_20_body" style:list-style-name="L3">
      <style:text-properties officeooo:rsid="001c1a77" officeooo:paragraph-rsid="001c1a77"/>
    </style:style>
    <style:style style:name="P21" style:family="paragraph" style:parent-style-name="Text_20_body" style:list-style-name="L2">
      <style:text-properties officeooo:rsid="001c1a77" officeooo:paragraph-rsid="001c1a77"/>
    </style:style>
    <style:style style:name="P22" style:family="paragraph" style:parent-style-name="Text_20_body" style:list-style-name="L2">
      <style:text-properties officeooo:rsid="001c1a77" officeooo:paragraph-rsid="004ef8d7"/>
    </style:style>
    <style:style style:name="P23" style:family="paragraph" style:parent-style-name="Text_20_body" style:list-style-name="L2">
      <style:text-properties officeooo:rsid="001c1a77" officeooo:paragraph-rsid="001c7774"/>
    </style:style>
    <style:style style:name="P24" style:family="paragraph" style:parent-style-name="Text_20_body" style:list-style-name="L2">
      <style:text-properties officeooo:rsid="001c1a77" officeooo:paragraph-rsid="00551087"/>
    </style:style>
    <style:style style:name="P25" style:family="paragraph" style:parent-style-name="Text_20_body" style:list-style-name="L2">
      <style:text-properties officeooo:rsid="001c1a77" officeooo:paragraph-rsid="001e5bdc"/>
    </style:style>
    <style:style style:name="P26" style:family="paragraph" style:parent-style-name="Text_20_body" style:list-style-name="L2">
      <style:text-properties officeooo:rsid="001c1a77" officeooo:paragraph-rsid="001ff0a2"/>
    </style:style>
    <style:style style:name="P27" style:family="paragraph" style:parent-style-name="Text_20_body" style:list-style-name="L2">
      <style:text-properties officeooo:rsid="001c1a77" officeooo:paragraph-rsid="005a18b3"/>
    </style:style>
    <style:style style:name="P28" style:family="paragraph" style:parent-style-name="Text_20_body" style:list-style-name="L2">
      <style:text-properties officeooo:rsid="001c1a77" officeooo:paragraph-rsid="00227cf7"/>
    </style:style>
    <style:style style:name="P29" style:family="paragraph" style:parent-style-name="Text_20_body" style:list-style-name="L2">
      <style:text-properties officeooo:rsid="001c1a77" officeooo:paragraph-rsid="0022c1b3"/>
    </style:style>
    <style:style style:name="P30" style:family="paragraph" style:parent-style-name="Text_20_body" style:list-style-name="L2">
      <style:text-properties officeooo:rsid="001c1a77" officeooo:paragraph-rsid="0068374e"/>
    </style:style>
    <style:style style:name="P31" style:family="paragraph" style:parent-style-name="Text_20_body" style:list-style-name="L4">
      <style:text-properties officeooo:rsid="001c1a77" officeooo:paragraph-rsid="001c1a77"/>
    </style:style>
    <style:style style:name="P32" style:family="paragraph" style:parent-style-name="Text_20_body" style:list-style-name="L5">
      <style:text-properties officeooo:rsid="001c1a77" officeooo:paragraph-rsid="001c1a77"/>
    </style:style>
    <style:style style:name="P33" style:family="paragraph" style:parent-style-name="Text_20_body" style:list-style-name="L6">
      <style:text-properties officeooo:rsid="001c1a77" officeooo:paragraph-rsid="001c1a77"/>
    </style:style>
    <style:style style:name="P34" style:family="paragraph" style:parent-style-name="Text_20_body" style:list-style-name="L7">
      <style:text-properties officeooo:rsid="001c1a77" officeooo:paragraph-rsid="004ef8d7"/>
    </style:style>
    <style:style style:name="P35" style:family="paragraph" style:parent-style-name="Text_20_body" style:list-style-name="L8">
      <style:text-properties officeooo:rsid="001c1a77" officeooo:paragraph-rsid="001c7774"/>
    </style:style>
    <style:style style:name="P36" style:family="paragraph" style:parent-style-name="Text_20_body" style:list-style-name="L9">
      <style:text-properties officeooo:rsid="001c1a77" officeooo:paragraph-rsid="00551087"/>
    </style:style>
    <style:style style:name="P37" style:family="paragraph" style:parent-style-name="Text_20_body" style:list-style-name="L10">
      <style:text-properties officeooo:rsid="001c1a77" officeooo:paragraph-rsid="001e5bdc"/>
    </style:style>
    <style:style style:name="P38" style:family="paragraph" style:parent-style-name="Text_20_body" style:list-style-name="L11">
      <style:text-properties officeooo:rsid="001c1a77" officeooo:paragraph-rsid="001ff0a2"/>
    </style:style>
    <style:style style:name="P39" style:family="paragraph" style:parent-style-name="Text_20_body" style:list-style-name="L12">
      <style:text-properties officeooo:rsid="001c1a77" officeooo:paragraph-rsid="005a18b3"/>
    </style:style>
    <style:style style:name="P40" style:family="paragraph" style:parent-style-name="Text_20_body" style:list-style-name="L13">
      <style:text-properties officeooo:rsid="001c1a77" officeooo:paragraph-rsid="00227cf7"/>
    </style:style>
    <style:style style:name="P41" style:family="paragraph" style:parent-style-name="Text_20_body" style:list-style-name="L14">
      <style:text-properties officeooo:rsid="001c1a77" officeooo:paragraph-rsid="00227cf7"/>
    </style:style>
    <style:style style:name="P42" style:family="paragraph" style:parent-style-name="Text_20_body" style:list-style-name="L15">
      <style:text-properties officeooo:rsid="001c1a77" officeooo:paragraph-rsid="0022c1b3"/>
    </style:style>
    <style:style style:name="P43" style:family="paragraph" style:parent-style-name="Text_20_body" style:list-style-name="L16">
      <style:text-properties officeooo:rsid="001c1a77" officeooo:paragraph-rsid="0068374e"/>
    </style:style>
    <style:style style:name="P44" style:family="paragraph" style:parent-style-name="Text_20_body" style:list-style-name="L18">
      <style:text-properties officeooo:rsid="001c1a77" officeooo:paragraph-rsid="0022c1b3"/>
    </style:style>
    <style:style style:name="P45" style:family="paragraph" style:parent-style-name="Text_20_body" style:list-style-name="L2">
      <style:text-properties officeooo:rsid="000f5511" officeooo:paragraph-rsid="0009b57a"/>
    </style:style>
    <style:style style:name="P46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39e4f"/>
    </style:style>
    <style:style style:name="P47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ccb77"/>
    </style:style>
    <style:style style:name="P48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feb2d"/>
    </style:style>
    <style:style style:name="P49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32165f"/>
    </style:style>
    <style:style style:name="P50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46dfe"/>
    </style:style>
    <style:style style:name="P51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6b3f3"/>
    </style:style>
    <style:style style:name="P52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ccb77"/>
    </style:style>
    <style:style style:name="P53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feb2d"/>
    </style:style>
    <style:style style:name="P54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32165f"/>
    </style:style>
    <style:style style:name="P55" style:family="paragraph" style:parent-style-name="Text_20_body" style:list-style-name="L2">
      <style:paragraph-properties fo:break-before="page" fo:padding="0.049cm" fo:border="0.06pt solid #000000" style:shadow="none"/>
      <style:text-properties officeooo:rsid="00239e4f" officeooo:paragraph-rsid="0026b3f3"/>
    </style:style>
    <style:style style:name="P56" style:family="paragraph" style:parent-style-name="Text_20_body" style:list-style-name="L2">
      <style:paragraph-properties fo:break-before="page"/>
      <style:text-properties officeooo:rsid="001c1a77" officeooo:paragraph-rsid="001c1a77"/>
    </style:style>
    <style:style style:name="T1" style:family="text">
      <style:text-properties officeooo:rsid="00285278"/>
    </style:style>
    <style:style style:name="T2" style:family="text">
      <style:text-properties fo:color="#5565af" style:font-name="Liberation Sans" fo:font-size="16pt" fo:font-weight="bold" officeooo:rsid="002644ed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3" style:family="text">
      <style:text-properties fo:color="#5565af" style:font-name="Liberation Sans" fo:font-size="16pt" fo:font-weight="bold" officeooo:rsid="00afc753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4" style:family="text">
      <style:text-properties fo:color="#5565af" style:font-name="Liberation Sans" fo:font-size="16pt" fo:font-weight="bold" officeooo:rsid="00246dfe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normal" officeooo:rsid="006c5dc6" style:font-size-asian="10.5pt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 officeooo:rsid="0070dbf2" style:font-size-asian="10.5pt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 officeooo:rsid="006f6dd1" style:font-size-asian="10.5pt"/>
    </style:style>
    <style:style style:name="T8" style:family="text">
      <style:text-properties officeooo:rsid="00ada709"/>
    </style:style>
    <style:style style:name="T9" style:family="text">
      <style:text-properties officeooo:rsid="00ac147d" style:font-name-asian="Noto Sans CJK SC Regular" style:font-style-asian="normal" style:font-name-complex="Lohit Devanagari" style:font-style-complex="normal"/>
    </style:style>
    <style:style style:name="T10" style:family="text">
      <style:text-properties officeooo:rsid="00aeafe1" style:font-name-asian="Noto Sans CJK SC Regular" style:font-style-asian="normal" style:font-name-complex="Lohit Devanagari" style:font-style-complex="normal"/>
    </style:style>
    <style:style style:name="T11" style:family="text">
      <style:text-properties officeooo:rsid="00135a2e"/>
    </style:style>
    <style:style style:name="T12" style:family="text">
      <style:text-properties officeooo:rsid="00138c63"/>
    </style:style>
    <style:style style:name="T13" style:family="text">
      <style:text-properties officeooo:rsid="00158120"/>
    </style:style>
    <style:style style:name="T14" style:family="text">
      <style:text-properties officeooo:rsid="001872a5"/>
    </style:style>
    <style:style style:name="T15" style:family="text">
      <style:text-properties officeooo:rsid="001a06a5"/>
    </style:style>
    <style:style style:name="T16" style:family="text">
      <style:text-properties officeooo:rsid="001c7774"/>
    </style:style>
    <style:style style:name="T17" style:family="text">
      <style:text-properties officeooo:rsid="00238b72"/>
    </style:style>
    <style:style style:name="T18" style:family="text">
      <style:text-properties officeooo:rsid="002985d9"/>
    </style:style>
    <style:style style:name="T19" style:family="text">
      <style:text-properties officeooo:rsid="002a21f3"/>
    </style:style>
    <style:style style:name="T20" style:family="text">
      <style:text-properties officeooo:rsid="002a2a39"/>
    </style:style>
    <style:style style:name="T21" style:family="text">
      <style:text-properties officeooo:rsid="002ae4d9"/>
    </style:style>
    <style:style style:name="T22" style:family="text">
      <style:text-properties officeooo:rsid="002c7ddf"/>
    </style:style>
    <style:style style:name="T23" style:family="text">
      <style:text-properties officeooo:rsid="002ccb77"/>
    </style:style>
    <style:style style:name="T24" style:family="text">
      <style:text-properties officeooo:rsid="002d911d"/>
    </style:style>
    <style:style style:name="T25" style:family="text">
      <style:text-properties officeooo:rsid="002f24f1"/>
    </style:style>
    <style:style style:name="T26" style:family="text">
      <style:text-properties officeooo:rsid="002feb2d"/>
    </style:style>
    <style:style style:name="T27" style:family="text">
      <style:text-properties officeooo:rsid="00301a39"/>
    </style:style>
    <style:style style:name="T28" style:family="text">
      <style:text-properties officeooo:rsid="0030f086"/>
    </style:style>
    <style:style style:name="T29" style:family="text">
      <style:text-properties officeooo:rsid="0033b453"/>
    </style:style>
    <style:style style:name="T30" style:family="text">
      <style:text-properties officeooo:rsid="0034bf92"/>
    </style:style>
    <style:style style:name="T31" style:family="text">
      <style:text-properties officeooo:rsid="00361abc"/>
    </style:style>
    <style:style style:name="T32" style:family="text">
      <style:text-properties officeooo:rsid="0037df75"/>
    </style:style>
    <style:style style:name="T33" style:family="text">
      <style:text-properties officeooo:rsid="0040f6e5"/>
    </style:style>
    <style:style style:name="T34" style:family="text">
      <style:text-properties officeooo:rsid="00418464"/>
    </style:style>
    <style:style style:name="T35" style:family="text">
      <style:text-properties officeooo:rsid="004a5a24"/>
    </style:style>
    <style:style style:name="T36" style:family="text">
      <style:text-properties officeooo:rsid="004c5f4c"/>
    </style:style>
    <style:style style:name="T37" style:family="text">
      <style:text-properties officeooo:rsid="004ef8d7"/>
    </style:style>
    <style:style style:name="T38" style:family="text">
      <style:text-properties officeooo:rsid="0074d24d"/>
    </style:style>
    <style:style style:name="T39" style:family="text">
      <style:text-properties officeooo:rsid="007579df"/>
    </style:style>
    <style:style style:name="T40" style:family="text">
      <style:text-properties officeooo:rsid="007794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 </text:span><text:span text:style-name="T4">9</text:span><text:span text:style-name="T2">. </text:span><text:span text:style-name="T4">Consultas en</text:span><text:span text:style-name="T3"> MongoDB</text:span></text:p>
      <text:list xml:id="list1587397761" text:style-name="L1">
        <text:list-header>
          <text:p text:style-name="P17"/>
        </text:list-header>
        <text:list-item>
          <text:p text:style-name="P16"><text:span text:style-name="T5">V</text:span><text:span text:style-name="T6">amos a utilizar la consola de Mongo Shell para empezar a practicar </text:span><text:span text:style-name="T7">consultas en </text:span><text:span text:style-name="T6">Mongo</text:span><text:span text:style-name="T7">DB</text:span><text:span text:style-name="T6">.</text:span></text:p>
          <text:list>
            <text:list-header>
              <text:p text:style-name="P15"/>
            </text:list-header>
          </text:list>
        </text:list-item>
      </text:list>
      <text:p text:style-name="P2"/>
      <text:p text:style-name="P4"/>
      <text:p text:style-name="P4"><text:span text:style-name="T8">Nuestro mejor cliente nos pide </text:span><text:span text:style-name="T9">gestionar una BBDD de restaurantes, </text:span><text:span text:style-name="T10">esta es la estructura del restaurante:</text:span></text:p>
      <text:p text:style-name="P12">{</text:p>
      <text:p text:style-name="P12"><text:s text:c="2"/>"<text:span text:style-name="T11">direccion</text:span>": {</text:p>
      <text:p text:style-name="P12"><text:s text:c="5"/>"<text:span text:style-name="T11">edificio</text:span>": 107,</text:p>
      <text:p text:style-name="P12"><text:s text:c="5"/>"coord": [ -73.856077, 40.848447 ],</text:p>
      <text:p text:style-name="P12"><text:s text:c="5"/>"<text:span text:style-name="T11">calle</text:span>": "<text:span text:style-name="T12">Calle Pepito Perez</text:span>",</text:p>
      <text:p text:style-name="P12"><text:s text:c="5"/>"<text:span text:style-name="T11">codigoPostal</text:span>": <text:span text:style-name="T13">46001</text:span></text:p>
      <text:p text:style-name="P12"><text:s text:c="2"/>},</text:p>
      <text:p text:style-name="P12"><text:s text:c="2"/>"<text:span text:style-name="T11">barrio</text:span>": "<text:span text:style-name="T14">Canovas</text:span>",</text:p>
      <text:p text:style-name="P12"><text:s text:c="2"/>"<text:span text:style-name="T11">tipoCocina</text:span>": "<text:span text:style-name="T15">Portuguesa</text:span>",</text:p>
      <text:p text:style-name="P12"><text:s text:c="2"/>"<text:span text:style-name="T11">nombre</text:span>": "<text:span text:style-name="T15">La tienda de la Portuguesa</text:span>",</text:p>
      <text:p text:style-name="P12"><text:s text:c="2"/>"<text:span text:style-name="T11">idRestaurante</text:span>": <text:span text:style-name="T12">300421</text:span></text:p>
      <text:p text:style-name="P12">}</text:p>
      <text:p text:style-name="P5"/>
      <text:list xml:id="list1626744890" text:style-name="L2">
        <text:list-item>
          <text:p text:style-name="P19">Inserta los <text:span text:style-name="T17">siguientes</text:span> restaurantes con el nuevo esquema.</text:p>
          <text:p text:style-name="P46">Nombre: Trafalgar Bistro</text:p>
          <text:p text:style-name="P50">Dirección: Calle de Trafalgar, edificio 107, coordenadas: [123, 400], C.P. 46023</text:p>
          <text:p text:style-name="P50">barrio: canovas , tipo de cocina: Portuguesa</text:p>
          <text:p text:style-name="P50">Código del restaurante: 300421</text:p>
        </text:list-item>
      </text:list>
      <text:p text:style-name="P6"/>
      <text:list xml:id="list161346705373199" text:continue-numbering="true" text:style-name="L2">
        <text:list-header>
          <text:p text:style-name="P55">Nombre: <text:span text:style-name="T18">Restaurante Panorama</text:span></text:p>
          <text:p text:style-name="P51">Dirección: <text:span text:style-name="T19">Marina Real Juan Carlos 1</text:span>, <text:span text:style-name="T20">edificio 1</text:span>, coordenadas: [<text:span text:style-name="T20">90</text:span>, <text:span text:style-name="T20">3</text:span>0], C.P. <text:span text:style-name="T20">44150</text:span></text:p>
          <text:p text:style-name="P51">barrio: <text:span text:style-name="T21">El cabanyal</text:span> , tipo de cocina: <text:span text:style-name="T21">valenciana</text:span></text:p>
          <text:p text:style-name="P51">Código del restaurante: <text:span text:style-name="T22">42002</text:span></text:p>
        </text:list-header>
      </text:list>
      <text:p text:style-name="P6"/>
      <text:list xml:id="list161347013665479" text:continue-numbering="true" text:style-name="L2">
        <text:list-header>
          <text:p text:style-name="P47">Nombre: <text:span text:style-name="T23">Ostras Pedrin</text:span></text:p>
          <text:p text:style-name="P52">Dirección: Calle de <text:span text:style-name="T23">Bonaire 23</text:span>, edificio <text:span text:style-name="T23">1</text:span>, coordenadas: [<text:span text:style-name="T24">70</text:span>, <text:span text:style-name="T24">12</text:span>0], C.P. <text:span text:style-name="T24">46120</text:span></text:p>
          <text:p text:style-name="P52">barrio: <text:span text:style-name="T25">Aldaia</text:span> , tipo de cocina: <text:span text:style-name="T25">mixta</text:span></text:p>
          <text:p text:style-name="P52">Código del restaurante: <text:span text:style-name="T25">1245</text:span></text:p>
        </text:list-header>
      </text:list>
      <text:p text:style-name="P6"/>
      <text:list xml:id="list161345914358996" text:continue-numbering="true" text:style-name="L2">
        <text:list-header>
          <text:p text:style-name="P48">Nombre: <text:span text:style-name="T26">Orio </text:span></text:p>
          <text:p text:style-name="P53">Dirección: Calle de <text:span text:style-name="T26">San Vicente Martir</text:span>, edificio <text:span text:style-name="T26">2</text:span>, coordenadas: [<text:span text:style-name="T26">70</text:span>, <text:span text:style-name="T26">3</text:span>0], C.P. 460<text:span text:style-name="T26">02</text:span></text:p>
          <text:p text:style-name="P53">barrio: canovas , tipo de cocina: <text:span text:style-name="T28">Alemana</text:span></text:p>
          <text:p text:style-name="P53">Código del restaurante: <text:span text:style-name="T27">43918</text:span></text:p>
          <text:p text:style-name="P18"/>
          <text:p text:style-name="P49">Nombre: <text:span text:style-name="T29">El Astronomo</text:span></text:p>
          <text:p text:style-name="P54">Dirección: Calle de <text:span text:style-name="T30">Jeronimo</text:span>, edificio <text:span text:style-name="T31">3</text:span>, coordenadas: [<text:span text:style-name="T31">140</text:span>, <text:span text:style-name="T31">375]</text:span>, C.P. 460<text:span text:style-name="T31">07</text:span></text:p>
          <text:p text:style-name="P54">barrio: <text:span text:style-name="T32">Valencia</text:span> , tipo de cocina: <text:span text:style-name="T32">Italiana</text:span></text:p>
          <text:p text:style-name="P54">Código del restaurante: <text:span text:style-name="T32">10232</text:span></text:p>
        </text:list-header>
      </text:list>
      <text:p text:style-name="P6"/>
      <text:p text:style-name="P10"/>
      <text:p text:style-name="P13">&gt; db.restaurantes.insert({"direccion":{</text:p>
      <text:p text:style-name="P8">...</text:p>
      <text:p text:style-name="P8">... "edificio":107,</text:p>
      <text:p text:style-name="P8">... "coord":[123,400],</text:p>
      <text:p text:style-name="P8">... "calle":"Calle de Trafalgar",</text:p>
      <text:p text:style-name="P8">... "codigoPostal":46023</text:p>
      <text:p text:style-name="P8">...</text:p>
      <text:p text:style-name="P8">... },</text:p>
      <text:p text:style-name="P8">...</text:p>
      <text:p text:style-name="P8">... "barrio":"Canovas",</text:p>
      <text:p text:style-name="P8">... "tipoCocina":"Portuguesa",</text:p>
      <text:p text:style-name="P8">... "nombre":"Trafalgar Bistro",</text:p>
      <text:p text:style-name="P8">... "idRestaurante":300421})</text:p>
      <text:p text:style-name="P7">WriteResult({ "nInserted" : 1 })</text:p>
      <text:p text:style-name="P7"/>
      <text:p text:style-name="P7">&gt; <text:s text:c="2"/>db.restaurantes.insert({"direccion":{</text:p>
      <text:p text:style-name="P7">...</text:p>
      <text:p text:style-name="P7">... "edificio":1,</text:p>
      <text:p text:style-name="P7">... "coord":[70,120],</text:p>
      <text:p text:style-name="P7">... "calle":"Calle de Bonaire 23",</text:p>
      <text:p text:style-name="P7">... "codigoPostal":46120</text:p>
      <text:p text:style-name="P7">...</text:p>
      <text:p text:style-name="P7">... },</text:p>
      <text:p text:style-name="P7">...</text:p>
      <text:p text:style-name="P7">... "barrio":"Aldaia",</text:p>
      <text:p text:style-name="P7">... "tipoCocina":"Mixta",</text:p>
      <text:p text:style-name="P7">... "nombre":"Ostras Pedrin",</text:p>
      <text:p text:style-name="P7">... "idRestaurante":1245})</text:p>
      <text:p text:style-name="P7">WriteResult({ "nInserted" : 1 })</text:p>
      <text:p text:style-name="P14">&gt; db.restaurantes.insert({"direccion":{</text:p>
      <text:p text:style-name="P10">...</text:p>
      <text:p text:style-name="P10">... "edificio":1,</text:p>
      <text:p text:style-name="P10">... "coord":[90,30],</text:p>
      <text:p text:style-name="P10">... "calle":"Marina Real Juan Carlos 1",</text:p>
      <text:p text:style-name="P10">... "codigoPostal":46023</text:p>
      <text:p text:style-name="P10">...</text:p>
      <text:p text:style-name="P10">... },</text:p>
      <text:p text:style-name="P10">...</text:p>
      <text:p text:style-name="P10">... "barrio":"El Cabanyal",</text:p>
      <text:p text:style-name="P10">... "tipoCocina":"Valenciana",</text:p>
      <text:p text:style-name="P10">... "nombre":"Restaurante Panorama",</text:p>
      <text:p text:style-name="P10">... "idRestaurante":42002})</text:p>
      <text:p text:style-name="P10">WriteResult({ "nInserted" : 1 })</text:p>
      <text:p text:style-name="P10">&gt; db.restaurantes.insert({"direccion":{</text:p>
      <text:p text:style-name="P10">...</text:p>
      <text:p text:style-name="P10">... "edificio":2,</text:p>
      <text:p text:style-name="P10">... "coord":[70,30],</text:p>
      <text:p text:style-name="P10">... "calle":"Calle de San Vicente Martir",</text:p>
      <text:p text:style-name="P10">... "codigoPostal":46002</text:p>
      <text:p text:style-name="P10">...</text:p>
      <text:p text:style-name="P10">... },</text:p>
      <text:p text:style-name="P10">...</text:p>
      <text:p text:style-name="P10">... "barrio":"Canovas",</text:p>
      <text:p text:style-name="P10">... "tipoCocina":"Alemana",</text:p>
      <text:p text:style-name="P10">... "nombre":"Orio",</text:p>
      <text:p text:style-name="P10">... "idRestaurante":43918})</text:p>
      <text:p text:style-name="P10">WriteResult({ "nInserted" : 1 })</text:p>
      <text:p text:style-name="P14">&gt; db.restaurantes.insert({"direccion":{</text:p>
      <text:p text:style-name="P10">...</text:p>
      <text:p text:style-name="P10">... "edificio":3,</text:p>
      <text:p text:style-name="P10">... "coord":[140,375],</text:p>
      <text:p text:style-name="P10">... "calle":"Calle de Jeronimo",</text:p>
      <text:p text:style-name="P10">... "codigoPostal":46007</text:p>
      <text:p text:style-name="P10">...</text:p>
      <text:p text:style-name="P10">... },</text:p>
      <text:p text:style-name="P10">...</text:p>
      <text:p text:style-name="P10">... "barrio":"Valencia",</text:p>
      <text:p text:style-name="P10">... "tipoCocina":"Italiana",</text:p>
      <text:p text:style-name="P10">... "nombre":"El Astronomo",</text:p>
      <text:p text:style-name="P10">... "idRestaurante":10232})</text:p>
      <text:p text:style-name="P10">WriteResult({ "nInserted" : 1 })</text:p>
      <text:list xml:id="list161347339120791" text:continue-numbering="true" text:style-name="L2">
        <text:list-item>
          <text:p text:style-name="P56">Escribe una consulta en MongoDB para mostrar sólo los campos _id, nombre y dirección.</text:p>
        </text:list-item>
      </text:list>
      <text:list xml:id="list4290751088" text:style-name="L3">
        <text:list-item>
          <text:p text:style-name="P20">&gt; db.restaurantes.find({},{_id:1,nombre:1,direccion:1}).pretty()</text:p>
        </text:list-item>
      </text:list>
      <text:list xml:id="list161346399056293" text:continue-list="list161347339120791" text:style-name="L2">
        <text:list-item>
          <text:p text:style-name="P21">Escribe una consulta en MongoDB para mostrar <text:span text:style-name="T33">todos</text:span> los campos <text:span text:style-name="T33">menos el campo </text:span>_id <text:span text:style-name="T34">y el </text:span>barrio.</text:p>
        </text:list-item>
      </text:list>
      <text:list xml:id="list4009011828" text:style-name="L4">
        <text:list-item>
          <text:p text:style-name="P31">&gt; db.restaurantes.find({tipoCocina:1,idRestaurante:1,nombre:1,direccion:1}).pretty()</text:p>
        </text:list-item>
      </text:list>
      <text:list xml:id="list161347495703375" text:continue-list="list161346399056293" text:style-name="L2">
        <text:list-item>
          <text:p text:style-name="P21">Escribe una consulta en MongoDB para mostrar sólo los restaurantes que estén en el barrio de Canovas.</text:p>
        </text:list-item>
      </text:list>
      <text:list xml:id="list2928574133" text:style-name="L5">
        <text:list-item>
          <text:p text:style-name="P32">&gt; db.restaurantes.find({barrio:"Canovas"}).pretty()<text:tab/><text:tab/></text:p>
        </text:list-item>
      </text:list>
      <text:list xml:id="list161347539605336" text:continue-list="list161347495703375" text:style-name="L2">
        <text:list-item>
          <text:p text:style-name="P21">Escribe una consulta en MongoDB para mostrar sólo <text:span text:style-name="T36">el primer </text:span>restaurante que tenga <text:span text:style-name="T35">un código de Restaurante menor que 10.000</text:span>.</text:p>
        </text:list-item>
      </text:list>
      <text:list xml:id="list2595289645" text:style-name="L6">
        <text:list-item>
          <text:p text:style-name="P33">&gt; db.restaurantes.find({idRestaurante: {$lt:1<text:span text:style-name="T38">0</text:span>000}}).pretty() <text:s/></text:p>
        </text:list-item>
      </text:list>
      <text:list xml:id="list161345747696460" text:continue-list="list161347539605336" text:style-name="L2">
        <text:list-item>
          <text:p text:style-name="P22">Escribe una consulta en MongoDB para mostrar sólo <text:span text:style-name="T37">los dos primeros </text:span>restaurante<text:span text:style-name="T37">s</text:span> que tenga<text:span text:style-name="T37">n</text:span> <text:span text:style-name="T35">un código de Restaurante mayor que 10.000</text:span>.</text:p>
        </text:list-item>
      </text:list>
      <text:list xml:id="list3148056450" text:style-name="L7">
        <text:list-item>
          <text:p text:style-name="P34">&gt; db.restaurantes.find({idRestaurante: {$<text:span text:style-name="T39">g</text:span>t:1<text:span text:style-name="T39">0</text:span>000}}).limit(2).pretty()</text:p>
        </text:list-item>
      </text:list>
      <text:list xml:id="list161347622772174" text:continue-list="list161345747696460" text:style-name="L2">
        <text:list-item>
          <text:p text:style-name="P23">Escribe una consulta en MongoDB para mostrar sólo los restaurantes cuya dirección contengan “Mar”.</text:p>
        </text:list-item>
      </text:list>
      <text:list xml:id="list1982699542" text:style-name="L8">
        <text:list-item>
          <text:p text:style-name="P35">&gt; db.restaurantes.find({"direccion.calle": {$regex: ".*Mar.*"}}).pretty()</text:p>
        </text:list-item>
      </text:list>
      <text:list xml:id="list161347267643580" text:continue-list="list161347622772174" text:style-name="L2">
        <text:list-item>
          <text:p text:style-name="P24">Escribe una consulta en MongoDB para mostrar sólo los <text:span text:style-name="T16">restaurantes cuya dirección empiece por “Mar”</text:span>.</text:p>
        </text:list-item>
      </text:list>
      <text:list xml:id="list3776383146" text:style-name="L9">
        <text:list-item>
          <text:p text:style-name="P36">&gt; db.restaurantes.find({"direccion.calle": {$regex: "^Mar.*"}}).pretty()</text:p>
        </text:list-item>
      </text:list>
      <text:list xml:id="list161345702344437" text:continue-list="list161347267643580" text:style-name="L2">
        <text:list-item>
          <text:p text:style-name="P25">Escribe una consulta en MongoDB para mostrar sólo los <text:span text:style-name="T16">restaurantes cuya especialidad de cocina sea la Portuguesa.</text:span></text:p>
        </text:list-item>
      </text:list>
      <text:list xml:id="list24536753" text:style-name="L10">
        <text:list-item>
          <text:p text:style-name="P37">&gt; db.restaurantes.find({tipoCocina:"Portuguesa"}).pretty()</text:p>
        </text:list-item>
      </text:list>
      <text:list xml:id="list161346664451841" text:continue-list="list161345702344437" text:style-name="L2">
        <text:list-item>
          <text:p text:style-name="P26">Escribe una consulta en MongoDB para mostrar sólo los <text:span text:style-name="T16">restaurantes que contengan “Pep” en la calle.</text:span></text:p>
        </text:list-item>
      </text:list>
      <text:list xml:id="list783022259" text:style-name="L11">
        <text:list-item>
          <text:p text:style-name="P38">&gt; db.restaurantes.find({"direccion.calle": {$regex: ".*Pep.*"}}).pretty()</text:p>
        </text:list-item>
      </text:list>
      <text:list xml:id="list161346830185581" text:continue-list="list161346664451841" text:style-name="L2">
        <text:list-item>
          <text:p text:style-name="P27">Escribe una consulta en MongoDB para mostrar sólo los <text:span text:style-name="T16">restaurantes que pertenecen al barrio de Canovas y sirven comida Portuguesa.</text:span></text:p>
        </text:list-item>
      </text:list>
      <text:list xml:id="list1517527030" text:style-name="L12">
        <text:list-item>
          <text:p text:style-name="P39">&gt; db.restaurantes.find({tipoCocina:"Portuguesa",barrio:"Canovas"}, {}).pretty()</text:p>
        </text:list-item>
      </text:list>
      <text:list xml:id="list161347219054432" text:continue-list="list161346830185581" text:style-name="L2">
        <text:list-item>
          <text:p text:style-name="P28">Escribe una consulta en MongoDB para mostrar sólo los <text:span text:style-name="T16">restaurantes que pertenecen al barrio de “Valencia” y sirven comida italian.</text:span></text:p>
        </text:list-item>
      </text:list>
      <text:list xml:id="list2151577454" text:style-name="L13">
        <text:list-item>
          <text:p text:style-name="P40">&gt; db.restaurantes.find({tipoCocina:"Italiana",barrio:"Valencia"}, {}).pretty()</text:p>
        </text:list-item>
      </text:list>
      <text:p text:style-name="P11"/>
      <text:list xml:id="list161345818634675" text:continue-list="list161347219054432" text:style-name="L2">
        <text:list-item>
          <text:p text:style-name="P28"><text:soft-page-break/>Escribe una consulta en MongoDB para mostrar sólo los <text:span text:style-name="T16">restaurantes que pertenecen al barrio Canovas y sirven comida alemana.</text:span></text:p>
        </text:list-item>
      </text:list>
      <text:list xml:id="list2410612465" text:style-name="L14">
        <text:list-item>
          <text:p text:style-name="P41">&gt; db.restaurantes.find({tipoCocina:"Alemana",barrio:"Canovas"}, {}).pretty()</text:p>
        </text:list-item>
      </text:list>
      <text:list xml:id="list161347398708989" text:continue-list="list161345818634675" text:style-name="L2">
        <text:list-item>
          <text:p text:style-name="P29">Escribe una consulta en MongoDB para mostrar sólo los <text:span text:style-name="T16">restaurantes que pertenezcan al barrio de “Canovas” y los muestre ordenados de manera ascendente.</text:span></text:p>
        </text:list-item>
      </text:list>
      <text:list xml:id="list2736556094" text:style-name="L15">
        <text:list-item>
          <text:p text:style-name="P42">&gt; db.restaurantes.find({"barrio":"Canovas"}).sort({"_<text:span text:style-name="T40">id</text:span>":1}).pretty()</text:p>
        </text:list-item>
      </text:list>
      <text:list xml:id="list161347516316134" text:continue-list="list161347398708989" text:style-name="L2">
        <text:list-item>
          <text:p text:style-name="P30">Escribe una consulta en MongoDB para mostrar sólo los <text:span text:style-name="T16">restaurantes que pertenezcan al barrio de “Canovas” y los muestre ordenados de manera descendente.</text:span></text:p>
        </text:list-item>
      </text:list>
      <text:list xml:id="list463560468" text:style-name="L16">
        <text:list-item>
          <text:p text:style-name="P43">&gt; db.restaurantes.find({"barrio":"Canovas"}).sort({"_<text:span text:style-name="T40">id</text:span>":-1}).pretty()</text:p>
        </text:list-item>
      </text:list>
      <text:list xml:id="list161347468278733" text:continue-list="list161347516316134" text:style-name="L2">
        <text:list-item>
          <text:p text:style-name="P29">Escribe una consulta en MongoDB para mostrar sólo los <text:span text:style-name="T16">restaurantes que contienen “rest” en su nombre.</text:span></text:p>
        </text:list-item>
      </text:list>
      <text:list xml:id="list1719901757" text:style-name="L18">
        <text:list-item>
          <text:p text:style-name="P44">&gt; db.restaurantes.find({"nombre": {$regex: ".*Rest.*"}}).pretty()</text:p>
        </text:list-item>
      </text:list>
      <text:p text:style-name="P9"><text:tab/></text:p>
      <text:p text:style-name="Text_20_body"/>
      <text:list xml:id="list161346823919886" text:continue-list="list161347468278733" text:style-name="L2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-Normal, Helvetica, Corbel, Helmet, 'Free Sans', 'Droid Sans', sans-serif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0.06pt solid #0000ff" style:shadow="none" style:join-border="false">
        <style:tab-stops/>
      </style:paragraph-properties>
      <style:text-properties style:font-name="Times New Roman1" fo:font-family="'Times New Roman'" style:font-style-name="Normal" style:font-family-generic="roman" fo:font-size="12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91b4" officeooo:paragraph-rsid="001091b4"/>
    </style:style>
    <style:style style:name="MT1" style:family="text">
      <style:text-properties officeooo:rsid="002852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ctividad <text:span text:style-name="MT1">9</text:span>. <text:span text:style-name="MT1">Consultas en </text:span>MongoDB <text:s text:c="2"/><text:tab/><text:tab/>Página <text:page-number text:select-page="current">5</text:page-number><text:s/>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iment Navarro </meta:initial-creator>
    <meta:creation-date>2019-12-02T10:42:33.131783638</meta:creation-date>
    <dc:date>2019-12-16T16:13:45.242000000</dc:date>
    <meta:editing-duration>PT2H58S</meta:editing-duration>
    <meta:editing-cycles>97</meta:editing-cycles>
    <meta:generator>LibreOffice/6.2.4.2$Windows_X86_64 LibreOffice_project/2412653d852ce75f65fbfa83fb7e7b669a126d64</meta:generator>
    <meta:document-statistic meta:table-count="0" meta:image-count="0" meta:object-count="0" meta:page-count="7" meta:paragraph-count="138" meta:word-count="720" meta:character-count="5766" meta:non-whitespace-character-count="5171"/>
  </office:meta>
</office:document-meta>
</file>